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fo:min-height="14.404cm"/>
    </style:style>
    <style:style style:name="pr8" style:family="presentation" style:parent-style-name="Default-outline1">
      <style:graphic-properties fo:min-height="16.42cm"/>
    </style:style>
    <style:style style:name="pr9" style:family="presentation" style:parent-style-name="Default-outline1">
      <style:graphic-properties fo:min-height="14.807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margin-top="0cm" fo:margin-bottom="0.01cm"/>
    </style:style>
    <style:style style:name="P4" style:family="paragraph">
      <style:paragraph-properties fo:margin-top="0cm" fo:margin-bottom="0.01cm"/>
      <style:text-properties fo:font-family="'Courier New'" style:font-family-generic="modern" style:font-pitch="fixed" fo:font-size="12pt" style:font-size-asian="12pt" style:font-size-complex="12pt"/>
    </style:style>
    <style:style style:name="T1" style:family="text">
      <style:text-properties fo:font-size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family="'Courier New'" style:font-style-name="Italic" style:font-family-generic="modern" style:font-pitch="fixed"/>
    </style:style>
    <style:style style:name="T4" style:family="text">
      <style:text-properties fo:font-family="Arial" style:font-style-name="Italic" style:font-family-generic="swiss" style:font-pitch="variable"/>
    </style:style>
    <style:style style:name="T5" style:family="text">
      <style:text-properties fo:font-family="Arial" style:font-style-name="Italic" style:font-family-generic="swiss" style:font-pitch="variable" fo:font-size="32pt" style:font-size-asian="32pt" style:font-size-complex="32pt"/>
    </style:style>
    <style:style style:name="T6" style:family="text">
      <style:text-properties fo:color="#000000" fo:font-family="'Courier New'" style:font-style-name="Italic" style:font-family-generic="modern" style:font-pitch="fixed" fo:font-size="24pt" style:font-family-asian="Consolas" style:font-family-generic-asian="swiss" style:font-pitch-asian="fixed" style:font-size-asian="24pt" style:font-family-complex="Consolas" style:font-family-generic-complex="swiss" style:font-pitch-complex="fixed" style:font-size-complex="24pt"/>
    </style:style>
    <style:style style:name="T7" style:family="text">
      <style:text-properties fo:color="#000000" fo:font-family="Arial" style:font-style-name="Italic" style:font-family-generic="swiss" style:font-pitch="variable" fo:font-size="32pt" style:font-family-asian="Consolas" style:font-family-generic-asian="swiss" style:font-pitch-asian="fixed" style:font-size-asian="32pt" style:font-family-complex="Consolas" style:font-family-generic-complex="swiss" style:font-pitch-complex="fixed" style:font-size-complex="32pt"/>
    </style:style>
    <style:style style:name="T8" style:family="text">
      <style:text-properties fo:color="#000000" fo:font-family="'Courier New'" style:font-family-generic="modern" style:font-pitch="fixed" fo:font-size="24pt" style:font-family-asian="Consolas" style:font-family-generic-asian="swiss" style:font-pitch-asian="fixed" style:font-size-asian="24pt" style:font-family-complex="Consolas" style:font-family-generic-complex="swiss" style:font-pitch-complex="fixed" style:font-size-complex="24pt"/>
    </style:style>
    <style:style style:name="T9" style:family="text">
      <style:text-properties fo:font-family="'Courier New'" style:font-style-name="Italic" style:font-family-generic="modern" style:font-pitch="fixed" fo:font-size="20pt" style:font-size-asian="20pt" style:font-size-complex="20pt"/>
    </style:style>
    <style:style style:name="T10" style:family="text">
      <style:text-properties fo:font-family="'Courier New'" style:font-family-generic="modern" style:font-pitch="fixed" fo:font-size="20pt" style:font-size-asian="20pt" style:font-size-complex="20pt"/>
    </style:style>
    <style:style style:name="T11" style:family="text">
      <style:text-properties fo:font-family="'Courier New'" style:font-family-generic="modern" style:font-pitch="fixed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parsity Parsery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Or</text:span></text:p>
            <text:p><text:span text:style-name="T1"/></text:p>
            <text:p><text:span text:style-name="T1">Compile-time trickery for dealing</text:span></text:p>
            <text:p><text:span text:style-name="T1">with sparse key sets</text:span></text:p>
            <text:p><text:span text:style-name="T1"/></text:p>
            <text:p><text:span text:style-name="T1"/></text:p>
            <text:p><text:span text:style-name="T1"/></text:p>
            <text:p><text:span text:style-name="T2">Mike Seymour <text:s text:c="29"/>github.com/mikeseymour/wocc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blem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Receiving key-value tags with integer keys</text:p>
              </text:list-item>
              <text:list-item>
                <text:p>Keys cover a large range of values</text:p>
              </text:list-item>
              <text:list-item>
                <text:p>Messages might contain many tags</text:p>
              </text:list-item>
              <text:list-item>
                <text:p>We're only interested in a small, fixed subset</text:p>
              </text:list-item>
              <text:list-item>
                <text:p>Examples:</text:p>
                <text:list>
                  <text:list-item>
                    <text:p>Music tagging (like ID3v2)</text:p>
                  </text:list-item>
                  <text:list-item>
                    <text:p>Financial protocols (like FIX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olu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arse the interesting tags into a small array:</text:p>
                <text:list>
                  <text:list-header>
                    <text:p><text:span text:style-name="T3">parser&lt;title,album,artist&gt; p(reader);</text:span></text:p>
                    <text:p><text:span text:style-name="T3"/></text:p>
                  </text:list-header>
                </text:list>
              </text:list-item>
              <text:list-item>
                <text:p><text:span text:style-name="T4">Read them by key, calculating the array index at compile time:</text:span></text:p>
                <text:list>
                  <text:list-header>
                    <text:p><text:span text:style-name="T3">out &lt;&lt; “Title: “ &lt;&lt; p.at&lt;title&gt;();</text:span></text:p>
                    <text:p><text:span text:style-name="T3">out &lt;&lt; “Album: “ &lt;&lt; p.at&lt;album&gt;();</text:span></text:p>
                    <text:p><text:span text:style-name="T3"/></text:p>
                    <text:p><text:span text:style-name="T3">p.at&lt;bpm&gt;(); // ERROR! unspecified tag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asic type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Values: perhaps a view over received data</text:p>
                <text:list>
                  <text:list-header>
                    <text:p><text:span text:style-name="T3">using view = std::string_view;</text:span></text:p>
                  </text:list-header>
                </text:list>
              </text:list-item>
              <text:list-item>
                <text:p><text:span text:style-name="T4">Tags: nullable pairs (philosophically awkward)</text:span></text:p>
                <text:list>
                  <text:list-header>
                    <text:p><text:span text:style-name="T3">struct tag {</text:span></text:p>
                    <text:p><text:span text:style-name="T3"><text:s text:c="4"/></text:span><text:span text:style-name="T3">explicit operator bool() const; </text:span></text:p>
                    <text:p><text:span text:style-name="T3"><text:s text:c="4"/></text:span><text:span text:style-name="T3">int key;</text:span></text:p>
                    <text:p><text:span text:style-name="T3"><text:s text:c="4"/></text:span><text:span text:style-name="T3">view value;</text:span></text:p>
                    <text:p><text:span text:style-name="T3">};</text:span></text:p>
                  </text:list-header>
                </text:list>
              </text:list-item>
              <text:list-item>
                <text:p><text:span text:style-name="T4">Reader: functor returning sequential tag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he Parser</text:p>
          </draw:text-box>
        </draw:frame>
        <draw:frame presentation:style-name="pr7" draw:layer="layout" svg:width="25.199cm" svg:height="14.404cm" svg:x="1.4cm" svg:y="4.914cm" presentation:class="outline" presentation:user-transformed="true">
          <draw:text-box>
            <text:list text:style-name="L2">
              <text:list-item>
                <text:p>Contains an array of values</text:p>
              </text:list-item>
              <text:list-item>
                <text:p><text:span text:style-name="T5">Initialised from a reader</text:span></text:p>
                <text:list>
                  <text:list-header>
                    <text:p><text:span text:style-name="T6">while (tag t = reader()) {</text:span></text:p>
                    <text:p><text:span text:style-name="T6"><text:s text:c="4"/></text:span><text:span text:style-name="T6">int i = index(t.key);</text:span></text:p>
                    <text:p><text:span text:style-name="T6"><text:s text:c="4"/></text:span><text:span text:style-name="T6">if (i &gt;= 0) values[i] = t.value;</text:span></text:p>
                    <text:p><text:span text:style-name="T6">}</text:span></text:p>
                  </text:list-header>
                </text:list>
              </text:list-item>
              <text:list-item>
                <text:p><text:span text:style-name="T7">Read by key</text:span></text:p>
                <text:list>
                  <text:list-header>
                    <text:p><text:span text:style-name="T8">static_assert(index(key) &gt;= 0);</text:span></text:p>
                    <text:p><text:span text:style-name="T8">return values[index(key)]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ory details: Key set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 compile-time set of integer keys:</text:p>
                <text:list>
                  <text:list-header>
                    <text:p><text:span text:style-name="T9">template &lt;int... Keys&gt; struct keyset {</text:span></text:p>
                    <text:p><text:span text:style-name="T9"><text:s text:c="2"/></text:span><text:span text:style-name="T9">static constexpr int keys[] {Keys...};</text:span></text:p>
                    <text:p><text:span text:style-name="T9">};</text:span></text:p>
                  </text:list-header>
                </text:list>
              </text:list-item>
              <text:list-item>
                <text:p><text:span text:style-name="T4">Operations, including</text:span></text:p>
                <text:list>
                  <text:list-header>
                    <text:p><text:span text:style-name="T9">// gory details omitted</text:span></text:p>
                    <text:p><text:span text:style-name="T9">template &lt;class Keys&gt; using sort = keyset&lt;???&gt;;</text:span></text:p>
                    <text:p><text:span text:style-name="T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ory details: Finding the index</text:p>
          </draw:text-box>
        </draw:frame>
        <draw:frame presentation:style-name="pr8" draw:layer="layout" svg:width="25.199cm" svg:height="16.42cm" svg:x="1.4cm" svg:y="4.914cm" presentation:class="outline" presentation:user-transformed="true">
          <draw:text-box>
            <text:list text:style-name="L2">
              <text:list-item>
                <text:p>Binary search in a sorted key-set's array</text:p>
                <text:list>
                  <text:list-header>
                    <text:p><text:span text:style-name="T10">using sorted = sort&lt;keyset&lt;Keys...&gt;&gt;;</text:span></text:p>
                    <text:p><text:span text:style-name="T10">int first = 0, last = std::size(sorted::keys);</text:span></text:p>
                    <text:p><text:span text:style-name="T10">while (first != last) {</text:span></text:p>
                    <text:p><text:span text:style-name="T10"><text:s text:c="4"/></text:span><text:span text:style-name="T10">int mid = first + (last-first)/2;</text:span></text:p>
                    <text:p><text:span text:style-name="T10"><text:s text:c="4"/></text:span><text:span text:style-name="T10">if (sorted::keys[mid] == key) </text:span></text:p>
                    <text:p><text:span text:style-name="T10"><text:s text:c="8"/></text:span><text:span text:style-name="T10">return mid;</text:span></text:p>
                    <text:p><text:span text:style-name="T10"><text:s text:c="4"/></text:span><text:span text:style-name="T10">if (sorted::keys[mid] &lt; key)</text:span></text:p>
                    <text:p><text:span text:style-name="T10"><text:s text:c="8"/></text:span><text:span text:style-name="T10">first = mid+1;</text:span></text:p>
                    <text:p><text:span text:style-name="T10"><text:s text:c="4"/></text:span><text:span text:style-name="T10">else</text:span></text:p>
                    <text:p><text:span text:style-name="T10"><text:s text:c="8"/></text:span><text:span text:style-name="T10">last = mid;</text:span></text:p>
                    <text:p><text:span text:style-name="T10">}</text:span></text:p>
                    <text:p><text:span text:style-name="T10">return -1;</text:span></text:p>
                    <text:p><text:span text:style-name="T10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ory details: Sorting the keys</text:p>
          </draw:text-box>
        </draw:frame>
        <draw:frame presentation:style-name="pr9" draw:text-style-name="P4" draw:layer="layout" svg:width="25.199cm" svg:height="14.807cm" svg:x="1.4cm" svg:y="4.914cm" presentation:class="outline" presentation:user-transformed="true">
          <draw:text-box>
            <text:p text:style-name="P3"><text:span text:style-name="T11">template &lt;int Key, class Keys&gt; struct prepend_;</text:span></text:p>
            <text:p text:style-name="P3"><text:span text:style-name="T11">template &lt;int Key, class Keys&gt; using prepend = typename prepend_&lt;Key, Keys&gt;::result;</text:span></text:p>
            <text:p text:style-name="P3"><text:span text:style-name="T11"/></text:p>
            <text:p text:style-name="P3"><text:span text:style-name="T11">template &lt;int Key, class Keys&gt; struct prepend_ {using result = keyset&lt;Key&gt;;};</text:span></text:p>
            <text:p text:style-name="P3"><text:span text:style-name="T11">template &lt;int Key, int... Keys&gt; struct prepend_&lt;Key, keyset&lt;Keys...&gt;&gt; </text:span></text:p>
            <text:p text:style-name="P3"><text:span text:style-name="T11"><text:s text:c="4"/></text:span><text:span text:style-name="T11">{using result = keyset&lt;Key, Keys...&gt;;};</text:span></text:p>
            <text:p text:style-name="P3"><text:span text:style-name="T11"/></text:p>
            <text:p text:style-name="P3"><text:span text:style-name="T11">template &lt;int Key, class Keys&gt; struct remove_;</text:span></text:p>
            <text:p text:style-name="P3"><text:span text:style-name="T11">template &lt;int Key, class Keys&gt; using remove = typename remove_&lt;Key, Keys&gt;::result;</text:span></text:p>
            <text:p text:style-name="P3"><text:span text:style-name="T11"/></text:p>
            <text:p text:style-name="P3"><text:span text:style-name="T11">template &lt;int Key, class Keys&gt; struct remove_ {using result = keyset&lt;&gt;;};</text:span></text:p>
            <text:p text:style-name="P3"><text:span text:style-name="T11">template &lt;int Key, int... Tail&gt; struct remove_&lt;Key, keyset&lt;Key, Tail...&gt;&gt;</text:span></text:p>
            <text:p text:style-name="P3"><text:span text:style-name="T11"><text:s text:c="4"/></text:span><text:span text:style-name="T11">{using result = keyset&lt;Tail...&gt;;};</text:span></text:p>
            <text:p text:style-name="P3"><text:span text:style-name="T11">template &lt;int Key, int Head, int... Tail&gt; struct remove_&lt;Key, keyset&lt;Head, Tail...&gt;&gt; </text:span></text:p>
            <text:p text:style-name="P3"><text:span text:style-name="T11"><text:s text:c="4"/></text:span><text:span text:style-name="T11">{using result = prepend&lt;Head, remove&lt;Key, keyset&lt;Tail...&gt;&gt;&gt;;};</text:span></text:p>
            <text:p text:style-name="P3"><text:span text:style-name="T11"/></text:p>
            <text:p text:style-name="P3"><text:span text:style-name="T11">template &lt;class Keys&gt; struct min_;</text:span></text:p>
            <text:p text:style-name="P3"><text:span text:style-name="T11">template &lt;int Single&gt; struct min_&lt;keyset&lt;Single&gt;&gt; {static constexpr int result = Single;};</text:span></text:p>
            <text:p text:style-name="P3"><text:span text:style-name="T11">template &lt;int Head, int... Tail&gt; struct min_&lt;keyset&lt;Head, Tail...&gt;&gt; {</text:span></text:p>
            <text:p text:style-name="P3"><text:span text:style-name="T11"><text:s text:c="4"/></text:span><text:span text:style-name="T11">static constexpr int tail = min_&lt;keyset&lt;Tail...&gt;&gt;::result; </text:span></text:p>
            <text:p text:style-name="P3"><text:span text:style-name="T11"><text:s text:c="4"/></text:span><text:span text:style-name="T11">static constexpr int result = Head &lt; tail ? Head : tail;</text:span></text:p>
            <text:p text:style-name="P3"><text:span text:style-name="T11">};</text:span></text:p>
            <text:p text:style-name="P3"><text:span text:style-name="T11">template &lt;class Keys&gt; static constexpr int min = min_&lt;Keys&gt;::result;</text:span></text:p>
            <text:p text:style-name="P3"><text:span text:style-name="T11"/></text:p>
            <text:p text:style-name="P3"><text:span text:style-name="T11">template &lt;class Keys&gt; struct sort_;</text:span></text:p>
            <text:p text:style-name="P3"><text:span text:style-name="T11">template &lt;class Keys&gt; using sort = typename sort_&lt;Keys&gt;::result;</text:span></text:p>
            <text:p text:style-name="P3"><text:span text:style-name="T11"/></text:p>
            <text:p text:style-name="P3"><text:span text:style-name="T11">template &lt;&gt; struct sort_&lt;keyset&lt;&gt;&gt; {using result = keyset&lt;&gt;;};</text:span></text:p>
            <text:p text:style-name="P3"><text:span text:style-name="T11">template &lt;int... Keys&gt; struct sort_&lt;keyset&lt;Keys...&gt;&gt; {</text:span></text:p>
            <text:p text:style-name="P3"><text:span text:style-name="T11"><text:s text:c="4"/></text:span><text:span text:style-name="T11">static constexpr int first = min&lt;keyset&lt;Keys...&gt;&gt;;</text:span></text:p>
            <text:p text:style-name="P3"><text:span text:style-name="T11"><text:s text:c="4"/></text:span><text:span text:style-name="T11">using result = prepend&lt;first, sort&lt;remove&lt;first, keyset&lt;Keys...&gt;&gt;&gt;&gt;;</text:span></text:p>
            <text:p text:style-name="P3"><text:span text:style-name="T11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4-11T15:56:44.95</meta:creation-date>
    <meta:editing-duration>PT19H41M14S</meta:editing-duration>
    <meta:editing-cycles>12</meta:editing-cycles>
    <dc:date>2018-04-12T13:21:49.45</dc:date>
    <meta:generator>OpenOffice/4.1.3$Win32 OpenOffice.org_project/413m1$Build-9783</meta:generator>
    <meta:document-statistic meta:object-count="53"/>
  </office:meta>
</office:document-meta>
</file>